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E2FE1042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draw:auto-grow-height="true" fo:min-height="3.506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title">
      <style:graphic-properties draw:auto-grow-height="true" fo:min-height="3.067cm"/>
    </style:style>
    <style:style style:name="pr5" style:family="presentation" style:parent-style-name="Vintage-outline1">
      <style:graphic-properties fo:min-height="11.929cm"/>
    </style:style>
    <style:style style:name="pr6" style:family="presentation" style:parent-style-name="Vintage-title">
      <style:graphic-properties fo:min-height="3.067cm"/>
    </style:style>
    <style:style style:name="pr7" style:family="presentation" style:parent-style-name="Vintage-notes">
      <style:graphic-properties draw:fill-color="#ffffff" fo:min-height="14cm"/>
    </style:style>
    <style:style style:name="P1" style:family="paragraph"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Maven</text:p>
          </draw:text-box>
        </draw:frame>
        <draw:frame presentation:style-name="pr2" draw:layer="layout" svg:width="25.2cm" svg:height="12.179cm" svg:x="1.4cm" svg:y="5.066cm" presentation:class="subtitle">
          <draw:text-box>
            <text:p>Maven Tutorial for Beginners : with Eclipse </text:p>
            <text:p>URL: https://www.youtube.com/watch?v=0CFWeVgzsqY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To create jar normally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ompile each .java file to .class</text:p>
              </text:list-item>
              <text:list-item>
                <text:p>Run the unit test</text:p>
              </text:list-item>
              <text:list-item>
                <text:p>Combine all class files to a ja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draw:frame presentation:style-name="pr6" draw:layer="layout" svg:width="22.5cm" svg:height="3.067cm" svg:x="1.4cm" svg:y="0.8cm" presentation:class="title">
          <draw:text-box>
            <text:p>What is Maven ?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Build Tool</text:p>
              </text:list-item>
              <text:list-item>
                <text:p>For multiple jars</text:p>
              </text:list-item>
              <text:list-item>
                <text:p>Dependencies and versions</text:p>
              </text:list-item>
              <text:list-item>
                <text:p>Project Structure</text:p>
              </text:list-item>
              <text:list-item>
                <text:p>Building, publishing and deploying</text:p>
              </text:list-item>
              <text:list-item>
                <text:p>Can be extended to create a plugin of our own</text:p>
              </text:list-item>
              <text:list-item>
                <text:p>Maven helps us in all the above things with the help of repositories available onlin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draw:frame presentation:style-name="pr6" draw:layer="layout" svg:width="22.5cm" svg:height="3.067cm" svg:x="1.4cm" svg:y="0.8cm" presentation:class="title">
          <draw:text-box>
            <text:p>Installat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heck java version</text:p>
                <text:list>
                  <text:list-item>
                    <text:p>java -version</text:p>
                  </text:list-item>
                </text:list>
              </text:list-item>
              <text:list-item>
                <text:p>Download binary zip from maven.apache.org</text:p>
              </text:list-item>
              <text:list-item>
                <text:p>Unzip</text:p>
              </text:list-item>
              <text:list-item>
                <text:p>Set PATH variable</text:p>
              </text:list-item>
              <text:list-item>
                <text:p>Check maven version</text:p>
                <text:list>
                  <text:list-item>
                    <text:p>mvn --ver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draw:frame presentation:style-name="pr6" draw:layer="layout" svg:width="22.5cm" svg:height="3.457cm" svg:x="1.4cm" svg:y="0.605cm" presentation:class="title" presentation:user-transformed="true">
          <draw:text-box>
            <text:p>Maven Covention over Configurat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All files in src/main/java</text:p>
              </text:list-item>
              <text:list-item>
                <text:p>All test files in src/test/java</text:p>
              </text:list-item>
              <text:list-item>
                <text:p>pom.xml -&gt; the first file maven looks into</text:p>
                <text:list>
                  <text:list-item>
                    <text:p>pom(project object model)</text:p>
                  </text:list-item>
                </text:list>
              </text:list-item>
              <text:list-item>
                <text:p>To run any maven command, go to the folder containing all thes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draw:frame presentation:style-name="pr6" draw:layer="layout" svg:width="22.5cm" svg:height="3.067cm" svg:x="1.4cm" svg:y="0.8cm" presentation:class="title">
          <draw:text-box>
            <text:p>Build Lifecycle in Mave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Validate</text:p>
                <text:list>
                  <text:list-item>
                    <text:p>To make sure the pom file is valid</text:p>
                  </text:list-item>
                </text:list>
              </text:list-item>
              <text:list-item>
                <text:p>Compile</text:p>
                <text:list>
                  <text:list-item>
                    <text:p>Compile and test compile</text:p>
                  </text:list-item>
                </text:list>
              </text:list-item>
              <text:list-item>
                <text:p>Test</text:p>
                <text:list>
                  <text:list-item>
                    <text:p>Run the unit tests</text:p>
                  </text:list-item>
                </text:list>
              </text:list-item>
              <text:list-item>
                <text:p>Package</text:p>
                <text:list>
                  <text:list-item>
                    <text:p>Create the jar</text:p>
                  </text:list-item>
                </text:list>
              </text:list-item>
              <text:list-item>
                <text:p>Integration Test</text:p>
              </text:list-item>
              <text:list-item>
                <text:p>Verify</text:p>
              </text:list-item>
              <text:list-item>
                <text:p>Install</text:p>
                <text:list>
                  <text:list-item>
                    <text:p>Copying the create jar to local maven repository</text:p>
                  </text:list-item>
                </text:list>
              </text:list-item>
              <text:list-item>
                <text:p>Deploy</text:p>
              </text:list-item>
              <text:list-item>
                <text:p>Performing any of the step, the steps above it automatically get executed</text:p>
              </text:list-item>
              <text:list-item>
                <text:p>We can define our own plugins for each step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>
        <draw:frame presentation:style-name="pr6" draw:layer="layout" svg:width="22.5cm" svg:height="3.067cm" svg:x="1.4cm" svg:y="0.8cm" presentation:class="title">
          <draw:text-box>
            <text:p>Project Object Model (POM)</text:p>
          </draw:text-box>
        </draw:frame>
        <draw:frame presentation:style-name="pr5" draw:layer="layout" svg:width="25.2cm" svg:height="16.2cm" svg:x="2.6cm" svg:y="4.4cm" presentation:class="outline" presentation:user-transformed="true">
          <draw:text-box>
            <text:list text:style-name="L2">
              <text:list-item>
                <text:p>Pom.xml is a very simple xml which has a defined structure</text:p>
              </text:list-item>
              <text:list-item>
                <text:p>Name</text:p>
                <text:list>
                  <text:list-item>
                    <text:p>Name of our project</text:p>
                  </text:list-item>
                  <text:list-item>
                    <text:p>Combination of group id and artifact id</text:p>
                    <text:list>
                      <text:list-item>
                        <text:p>Group id -&gt; package name</text:p>
                      </text:list-item>
                      <text:list-item>
                        <text:p>Artifact id -&gt; project name</text:p>
                      </text:list-item>
                    </text:list>
                  </text:list-item>
                </text:list>
              </text:list-item>
              <text:list-item>
                <text:p>Version</text:p>
                <text:list>
                  <text:list-item>
                    <text:p>Version number of our current project</text:p>
                  </text:list-item>
                  <text:list-item>
                    <text:p>Initially it should be like -&gt; 1.0-SNAPSHOT -&gt; indicating it is under development</text:p>
                  </text:list-item>
                  <text:list-item>
                    <text:p>When its ready then make it -&gt; 1.0</text:p>
                  </text:list-item>
                  <text:list-item>
                    <text:p>MajorVersion.MinorVersion.IncrementalVersion</text:p>
                  </text:list-item>
                  <text:list-item>
                    <text:p>We can also specify the version range</text:p>
                    <text:list>
                      <text:list-item>
                        <text:p>[,4.1] means maximum 4.1</text:p>
                      </text:list-item>
                      <text:list-item>
                        <text:p>(4.1,4.4] means above 4.1 and max 4.4</text:p>
                      </text:list-item>
                    </text:list>
                  </text:list-item>
                </text:list>
              </text:list-item>
              <text:list-item>
                <text:p>Packaging</text:p>
                <text:list>
                  <text:list-item>
                    <text:p>How we want to deliver our project </text:p>
                  </text:list-item>
                  <text:list-item>
                    <text:p>jar/war/ear/p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draw:frame presentation:style-name="pr6" draw:layer="layout" svg:width="22.5cm" svg:height="3.067cm" svg:x="1.4cm" svg:y="0.8cm" presentation:class="title">
          <draw:text-box>
            <text:p>Project Object Model (POM)</text:p>
          </draw:text-box>
        </draw:frame>
        <draw:frame presentation:style-name="pr5" draw:layer="layout" svg:width="25.2cm" svg:height="16.2cm" svg:x="2.6cm" svg:y="4.4cm" presentation:class="outline" presentation:user-transformed="true">
          <draw:text-box>
            <text:list text:style-name="L2">
              <text:list-item>
                <text:p>Dependencies</text:p>
                <text:list>
                  <text:list-item>
                    <text:p>Dependencies needed by our project (spring/junit/etc)</text:p>
                  </text:list-item>
                  <text:list-item>
                    <text:p>Dependencies tag-dependency tag</text:p>
                  </text:list-item>
                  <text:list-item>
                    <text:p>Specify the groupId, artifactId, version of the required dependency</text:p>
                  </text:list-item>
                  <text:list-item>
                    <text:p>Also specify scope</text:p>
                    <text:list>
                      <text:list-item>
                        <text:p>Test -&gt; means only for testing, don't include in final jar</text:p>
                      </text:list-item>
                      <text:list-item>
                        <text:p>Compile -&gt; only required at compile time</text:p>
                      </text:list-item>
                      <text:list-item>
                        <text:p>Import</text:p>
                      </text:list-item>
                      <text:list-item>
                        <text:p>Provided -&gt; maven doesn't need to get it, its already part of the web server</text:p>
                      </text:list-item>
                      <text:list-item>
                        <text:p>Runtime -&gt; want it only at runtime, so we want to only depend on interface while compiling, if we try to use implementation while compiling, it will give error</text:p>
                      </text:list-item>
                      <text:list-item>
                        <text:p>System</text:p>
                      </text:list-item>
                    </text:list>
                  </text:list-item>
                  <text:list-item>
                    <text:p>A maven repository has all the dependencies, from where maven gets them</text:p>
                    <text:list>
                      <text:list-item>
                        <text:p>Once you use a dependency, it gets stored in a local folder MavenLocalRepository for future accesses</text:p>
                      </text:list-item>
                    </text:list>
                  </text:list-item>
                  <text:list-item>
                    <text:p>Transitive dependencies</text:p>
                    <text:list>
                      <text:list-item>
                        <text:p>The dependencies we specify may depend on others, so maven by itself downloads those dependencies too, we can Ctrl+click on the groupid+artifactid of the dependency to see its pom.xml</text:p>
                      </text:list-item>
                      <text:list-item>
                        <text:p>To exclude a particular transitive dependency, we can have the exclusions tag-exclude tag and specify its groupid and artifactId</text:p>
                      </text:list-item>
                    </text:list>
                  </text:list-item>
                </text:list>
              </text:list-item>
              <text:list-item>
                <text:p>Plugins</text:p>
                <text:list>
                  <text:list-item>
                    <text:p>Specify plugins required</text:p>
                  </text:list-item>
                  <text:list-item>
                    <text:p>Build tag-Plugins tag-plugin tag</text:p>
                  </text:list-item>
                  <text:list-item>
                    <text:p>Some default are : maven compiler plugin, maven surefire plugin</text:p>
                  </text:list-item>
                  <text:list-item>
                    <text:p>Inside plugin tag for a given plugin, we can specify the source and target version of j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>
        <draw:frame presentation:style-name="pr6" draw:layer="layout" svg:width="22.5cm" svg:height="3.067cm" svg:x="1.4cm" svg:y="0.8cm" presentation:class="title">
          <draw:text-box>
            <text:p>Project Object Model (POM)</text:p>
          </draw:text-box>
        </draw:frame>
        <draw:frame presentation:style-name="pr5" draw:layer="layout" svg:width="25.2cm" svg:height="16.2cm" svg:x="2.6cm" svg:y="4.4cm" presentation:class="outline" presentation:user-transformed="true">
          <draw:text-box>
            <text:list text:style-name="L2">
              <text:list-item>
                <text:p>To override default directories</text:p>
                <text:list>
                  <text:list-item>
                    <text:p>Build tag</text:p>
                    <text:list>
                      <text:list-item>
                        <text:p>sourceDirectory</text:p>
                      </text:list-item>
                      <text:list-item>
                        <text:p>scriptSourceDirectory</text:p>
                      </text:list-item>
                      <text:list-item>
                        <text:p>testSourceDirectory</text:p>
                      </text:list-item>
                      <text:list-item>
                        <text:p>outputDirectory</text:p>
                      </text:list-item>
                      <text:list-item>
                        <text:p>testOutputDirector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1">
        <draw:frame presentation:style-name="pr6" draw:layer="layout" svg:width="22.5cm" svg:height="3.067cm" svg:x="1.4cm" svg:y="0.8cm" presentation:class="title">
          <draw:text-box>
            <text:p>Inheritable pom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All poms are children of a super pom</text:p>
              </text:list-item>
              <text:list-item>
                <text:p>When we see the effective pom of our pom, we will see the entire pom with also the inherited attributes</text:p>
              </text:list-item>
              <text:list-item>
                <text:p>Effective pom has all the info about the default directories, all the plugins and their phases(install, test,compile,etc.) and goals(compile,etc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2T1">
        <draw:frame presentation:style-name="pr6" draw:layer="layout" svg:width="22.5cm" svg:height="3.067cm" svg:x="1.4cm" svg:y="0.8cm" presentation:class="title" presentation:user-transformed="true">
          <draw:text-box>
            <text:p>Commands</text:p>
          </draw:text-box>
        </draw:frame>
        <draw:frame presentation:style-name="pr5" draw:layer="layout" svg:width="25.2cm" svg:height="15.134cm" svg:x="1.8cm" svg:y="5.066cm" presentation:class="outline" presentation:user-transformed="true">
          <draw:text-box>
            <text:list text:style-name="L2">
              <text:list-item>
                <text:p>mvn compile</text:p>
                <text:list>
                  <text:list-item>
                    <text:p>Compiles only source files not test files</text:p>
                  </text:list-item>
                  <text:list-item>
                    <text:p>Creates a new folder target</text:p>
                    <text:list>
                      <text:list-item>
                        <text:p>target/classes -&gt; has the compiled classes from src/main/java</text:p>
                      </text:list-item>
                      <text:list-item>
                        <text:p>target/maven-status</text:p>
                      </text:list-item>
                    </text:list>
                  </text:list-item>
                </text:list>
              </text:list-item>
              <text:list-item>
                <text:p>mvn test-compile</text:p>
                <text:list>
                  <text:list-item>
                    <text:p>Compiles source files and also test files</text:p>
                  </text:list-item>
                  <text:list-item>
                    <text:p>Creates a new folder target</text:p>
                    <text:list>
                      <text:list-item>
                        <text:p>target/classes -&gt; has the compiled classes from src/main/java</text:p>
                      </text:list-item>
                      <text:list-item>
                        <text:p>target/maven-status</text:p>
                      </text:list-item>
                      <text:list-item>
                        <text:p>target/test-classes -&gt; has the compiled classes from src/test/java</text:p>
                      </text:list-item>
                    </text:list>
                  </text:list-item>
                </text:list>
              </text:list-item>
              <text:list-item>
                <text:p>mvn clean</text:p>
                <text:list>
                  <text:list-item>
                    <text:p>Delete the target directory</text:p>
                  </text:list-item>
                </text:list>
              </text:list-item>
              <text:list-item>
                <text:p>mvn test</text:p>
                <text:list>
                  <text:list-item>
                    <text:p>Runs the test files, and before that also compiles all the source and test files</text:p>
                  </text:list-item>
                </text:list>
              </text:list-item>
              <text:list-item>
                <text:p>Mvn install</text:p>
                <text:list>
                  <text:list-item>
                    <text:p>Installs the jar to local maven repository</text:p>
                  </text:list-item>
                  <text:list-item>
                    <text:p>Creates new folders in target</text:p>
                    <text:list>
                      <text:list-item>
                        <text:p>target/surefire-reports -&gt; conatining report of the test run</text:p>
                      </text:list-item>
                      <text:list-item>
                        <text:p>target/maven-archiver</text:p>
                      </text:list-item>
                    </text:list>
                  </text:list-item>
                  <text:list-item>
                    <text:p>mvn clean insta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2T1">
        <draw:frame presentation:style-name="pr6" draw:layer="layout" svg:width="22.5cm" svg:height="3.067cm" svg:x="1.4cm" svg:y="0.8cm" presentation:class="title">
          <draw:text-box>
            <text:p>Command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mvn archetype:generate</text:p>
                <text:list>
                  <text:list-item>
                    <text:p>To generate a particular type of project, so that maven creates specific directory structure</text:p>
                  </text:list-item>
                  <text:list-item>
                    <text:p>It gives a list of various archetype projects</text:p>
                    <text:list>
                      <text:list-item>
                        <text:p>Archetype literally means a very typical example of a certain person or thing</text:p>
                      </text:list-item>
                    </text:list>
                  </text:list-item>
                </text:list>
              </text:list-item>
              <text:list-item>
                <text:p>mvn -X clean</text:p>
                <text:list>
                  <text:list-item>
                    <text:p>To debug, i.e., it will run the command with a lot of debug information</text:p>
                  </text:list-item>
                </text:list>
              </text:list-item>
              <text:list-item>
                <text:p>mvn help:effective-pom</text:p>
                <text:list>
                  <text:list-item>
                    <text:p>Prints the entire pom including the super pom</text:p>
                  </text:list-item>
                </text:list>
              </text:list-item>
              <text:list-item>
                <text:p>mvn dependency:tree</text:p>
                <text:list>
                  <text:list-item>
                    <text:p>To see the entire dependency tree alongwith the transitive dependencies</text:p>
                  </text:list-item>
                </text:list>
              </text:list-item>
              <text:list-item>
                <text:p>mvn dependency:sources</text:p>
                <text:list>
                  <text:list-item>
                    <text:p>To download the soutce files of our dependencies, useful when we want ot debug such as spring</text:p>
                  </text:list-item>
                </text:list>
              </text:list-item>
              <text:list-item>
                <text:p>mvn help:effective-settings</text:p>
                <text:list>
                  <text:list-item>
                    <text:p>To see all the information of settings such as local repository</text:p>
                  </text:list-item>
                  <text:list-item>
                    <text:p>These are the settings used by maven in our system</text:p>
                  </text:list-item>
                </text:list>
              </text:list-item>
              <text:list-item>
                <text:p>mvn –version</text:p>
                <text:list>
                  <text:list-item>
                    <text:p>To check which maven version is install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ntage" presentation:presentation-page-layout-name="AL2T1">
        <draw:frame presentation:style-name="pr6" draw:layer="layout" svg:width="22.5cm" svg:height="3.067cm" svg:x="1.4cm" svg:y="0.8cm" presentation:class="title">
          <draw:text-box>
            <text:p>Multi Module Project</text:p>
          </draw:text-box>
        </draw:frame>
        <draw:frame presentation:style-name="pr5" draw:layer="layout" svg:width="25.2cm" svg:height="15.334cm" svg:x="1.4cm" svg:y="5.066cm" presentation:class="outline" presentation:user-transformed="true">
          <draw:text-box>
            <text:list text:style-name="L2">
              <text:list-item>
                <text:p>A project where there are different layers such as data, business and model</text:p>
              </text:list-item>
              <text:list-item>
                <text:p>We can have multiple pom files</text:p>
              </text:list-item>
              <text:list-item>
                <text:p>To create a parent pom, we can specify its packaging as pom</text:p>
              </text:list-item>
              <text:list-item>
                <text:p>eg., we have <text:tab/>one main pom -&gt; pom.xml</text:p>
                <text:list>
                  <text:list-item>
                    <text:p>3 layers</text:p>
                    <text:list>
                      <text:list-item>
                        <text:p>Data</text:p>
                        <text:list>
                          <text:list-item>
                            <text:p>Data-api</text:p>
                          </text:list-item>
                          <text:list-item>
                            <text:p>Data-impl</text:p>
                          </text:list-item>
                        </text:list>
                      </text:list-item>
                      <text:list-item>
                        <text:p>Business</text:p>
                        <text:list>
                          <text:list-item>
                            <text:p>Business-data</text:p>
                          </text:list-item>
                          <text:list-item>
                            <text:p>Business-api</text:p>
                          </text:list-item>
                        </text:list>
                      </text:list-item>
                      <text:list-item>
                        <text:p>Model</text:p>
                      </text:list-item>
                      <text:list-item>
                        <text:p>Dependencies</text:p>
                        <text:list>
                          <text:list-item>
                            <text:p>Data on model</text:p>
                          </text:list-item>
                          <text:list-item>
                            <text:p>Business on data and model</text:p>
                          </text:list-item>
                        </text:list>
                      </text:list-item>
                    </text:list>
                  </text:list-item>
                  <text:list-item>
                    <text:p>Main pom (the parent pom) has packaging pom</text:p>
                    <text:list>
                      <text:list-item>
                        <text:p>Modules tag -&gt; modeule tag -&gt; data, business and model</text:p>
                        <text:list>
                          <text:list-item>
                            <text:p>These modules apecified must be the folder names containing the respective pom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ntage" presentation:presentation-page-layout-name="AL2T1">
        <draw:frame presentation:style-name="pr6" draw:layer="layout" svg:width="22.5cm" svg:height="3.067cm" svg:x="1.4cm" svg:y="0.8cm" presentation:class="title">
          <draw:text-box>
            <text:p>Multi Module Project</text:p>
          </draw:text-box>
        </draw:frame>
        <draw:frame presentation:style-name="pr5" draw:layer="layout" svg:width="25.2cm" svg:height="15.334cm" svg:x="1.4cm" svg:y="5.066cm" presentation:class="outline" presentation:user-transformed="true">
          <draw:text-box>
            <text:list text:style-name="L2">
              <text:list-item>
                <text:p>The pom of business-impl will have dependencies as model,data-api,business-api and others</text:p>
                <text:list>
                  <text:list-item>
                    <text:list>
                      <text:list-item>
                        <text:p>If the parent pom has already specified the version of the other dependencies, we don't need to specify them again in child pom</text:p>
                      </text:list-item>
                      <text:list-item>
                        <text:p>Instead of writing the version inside dependency section, the parent pom can specify it in</text:p>
                        <text:list>
                          <text:list-item>
                            <text:p>Properties tag</text:p>
                            <text:list>
                              <text:list-item>
                                <text:p>eg., &lt;spring-core-version&gt;4.1.6.RELEASE&lt;/spring-core-version&gt; and refer to this inside version tag of dependency by 4{spring-core-version}</text:p>
                              </text:list-item>
                            </text:list>
                          </text:list-item>
                          <text:list-item>
                            <text:p>This saves the effort of changing version everywhere we have used a module of spring core</text:p>
                          </text:list-item>
                          <text:list-item>
                            <text:p>For the dependencies from the project itself, it can access the version by</text:p>
                            <text:list>
                              <text:list-item>
                                <text:p>${project.version}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Vintage" presentation:presentation-page-layout-name="AL2T1">
        <draw:frame presentation:style-name="pr6" draw:layer="layout" svg:width="22.5cm" svg:height="3.067cm" svg:x="1.4cm" svg:y="0.8cm" presentation:class="title">
          <draw:text-box>
            <text:p>Web Applicat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ackaging will be war (web application archives)</text:p>
              </text:list-item>
              <text:list-item>
                <text:p>Creates a war containing a WEB-INF folder having</text:p>
                <text:list>
                  <text:list-item>
                    <text:p>Classes folder -&gt; all classes</text:p>
                  </text:list-item>
                  <text:list-item>
                    <text:p>Lib folder -&gt; all dependencies</text:p>
                  </text:list-item>
                  <text:list-item>
                    <text:p>Web.xml</text:p>
                  </text:list-item>
                </text:list>
              </text:list-item>
              <text:list-item>
                <text:p>Alongwith creating a war file, <text:s/>a separate folder named same as the war file is created to see what the file contains</text:p>
              </text:list-item>
              <text:list-item>
                <text:p>To deploy on tomcat</text:p>
                <text:list>
                  <text:list-item>
                    <text:p>mvn tomcat7:run</text:p>
                  </text:list-item>
                  <text:list-item>
                    <text:p>This is because we have mentioned a tomcat plugin in our parent pom file</text:p>
                    <text:list>
                      <text:list-item>
                        <text:p>In that additional tag</text:p>
                        <text:list>
                          <text:list-item>
                            <text:p>Configuration tag</text:p>
                            <text:list>
                              <text:list-item>
                                <text:p>warfile tag -&gt; specifying which war file to see</text:p>
                              </text:list-item>
                              <text:list-item>
                                <text:p>path tag -&gt; specifying where on the server to store</text:p>
                              </text:list-item>
                              <text:list-item>
                                <text:p>contextReloadable -&gt; true -&gt; to reload everytime we make a change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Maven on its own downloads the tomcat server and then deploys and ru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E2FE1042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5T11:23:54.457067061</meta:creation-date>
    <dc:date>2016-01-15T15:35:33.993534928</dc:date>
    <meta:editing-duration>PT4H6M33S</meta:editing-duration>
    <meta:editing-cycles>101</meta:editing-cycles>
    <meta:generator>LibreOffice/4.2.8.2$Linux_X86_64 LibreOffice_project/420m0$Build-2</meta:generator>
    <meta:document-statistic meta:object-count="93"/>
  </office:meta>
</office:document-meta>
</file>